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print_20_Plans-title">
      <style:graphic-properties draw:auto-grow-height="true" fo:min-height="1.929cm" loext:decorative="false"/>
      <style:paragraph-properties style:writing-mode="lr-tb"/>
    </style:style>
    <style:style style:name="pr10" style:family="presentation" style:parent-style-name="Blueprint_20_Plans-outline1">
      <style:graphic-properties draw:fill="solid" draw:fill-color="#ffd74c" fo:min-height="3.65cm" loext:decorative="false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0000" loext:opacity="100%"/>
    </style:style>
    <style:style style:name="P8" style:family="paragraph">
      <loext:graphic-properties draw:fill="solid" draw:fill-color="#ffd74c"/>
      <style:text-properties fo:color="#000000" loext:opacity="100%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5.209cm" svg:x="1.4cm" svg:y="1.446cm" presentation:class="title" presentation:user-transformed="true">
          <draw:text-box>
            <text:p>Using AI Tools to Accelerate<text:line-break/>(not Automate)<text:line-break/>Video Cre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Christopher Sears</text:p>
            <text:p text:style-name="P1">Maysville Community and Technical College</text:p>
            <text:p text:style-name="P1"/>
            <text:p text:style-name="P1">KYMATYC 2024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527cm" presentation:class="title" presentation:user-transformed="true">
          <draw:text-box>
            <text:p>Overview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 text:style-name="P4"><text:span text:style-name="T1">Problem Statement</text:span></text:p>
              </text:list-item>
              <text:list-item>
                <text:p xml:id="id2" text:id="id2" text:style-name="P4"><text:span text:style-name="T1">Main AI Tool</text:span></text:p>
              </text:list-item>
              <text:list-item>
                <text:p xml:id="id3" text:id="id3" text:style-name="P4"><text:span text:style-name="T1">Use Cases</text:span></text:p>
              </text:list-item>
              <text:list-item>
                <text:p xml:id="id4" text:id="id4" text:style-name="P4"><text:span text:style-name="T1">Comparison Between Metho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Problem Statement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" text:id="id5">Want to caption videos to meet KES standards</text:p>
              </text:list-item>
              <text:list-item>
                <text:p xml:id="id6" text:id="id6">YouTube auto-captions are OK, can edit to be better</text:p>
              </text:list-item>
              <text:list-item>
                <text:p xml:id="id7" text:id="id7">YouTube is changing into a version of TikTok:</text:p>
                <text:list>
                  <text:list-item>
                    <text:p xml:id="id8" text:id="id8">Advertising important focus</text:p>
                  </text:list-item>
                  <text:list-item>
                    <text:p xml:id="id9" text:id="id9">Algorithm steering people toward toxic content</text:p>
                  </text:list-item>
                </text:list>
              </text:list-item>
              <text:list-item>
                <text:p xml:id="id10" text:id="id10">Want to move to an algorithm free video sharing platform</text:p>
              </text:list-item>
              <text:list-item>
                <text:p xml:id="id11" text:id="id11">Lose auto-caption cap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Problem Statement (Part 2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tarted teaching online course at East Kentucky Correctional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3T14">
        <draw:frame presentation:style-name="pr9" draw:text-style-name="P5" draw:layer="layout" svg:width="18.118cm" svg:height="2.605cm" svg:x="4.053cm" svg:y="0.563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2" draw:text-style-name="P6" draw:layer="layout" svg:width="3.099cm" svg:height="1.091cm" svg:x="4.053cm" svg:y="3.168cm" presentation:class="graphic" presentation:user-transformed="true">
          <draw:image xlink:href="Pictures/10000000000000580000001FF3AD2743.png" xlink:type="simple" xlink:show="embed" xlink:actuate="onLoad" draw:mime-type="image/png">
            <text:p/>
          </draw:image>
        </draw:frame>
        <draw:frame presentation:style-name="pr10" draw:text-style-name="P8" draw:layer="layout" svg:width="25.199cm" svg:height="8.391cm" svg:x="1.4cm" svg:y="5.836cm" presentation:class="outline" presentation:user-transformed="true">
          <draw:text-box>
            <text:list text:style-name="L3">
              <text:list-header>
                <text:p text:style-name="P7"><text:span text:style-name="T3">Where to find me:</text:span></text:p>
              </text:list-header>
              <text:list-item>
                <text:p text:style-name="P7"><text:span text:style-name="T4">Mastodon: </text:span><text:span text:style-name="T4"><text:a xlink:href="https://qoto.org/@OmegaLimit" xlink:type="simple">https://qoto.org/@OmegaLimit</text:a></text:span></text:p>
              </text:list-item>
              <text:list-item>
                <text:p text:style-name="P7"><text:span text:style-name="T4">PeerTube: </text:span><text:span text:style-name="T4"><text:a xlink:href="https://spectra.video/c/chris_sears_teaching/videos" xlink:type="simple">https://spectra.video/c/chris_sears_teaching/videos</text:a></text:span></text:p>
              </text:list-item>
              <text:list-item>
                <text:p text:style-name="P7"><text:span text:style-name="T4">Website: prof-sears.github.i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2T23:32:22.301000000</meta:creation-date>
    <meta:editing-duration>PT3H9M12S</meta:editing-duration>
    <meta:editing-cycles>4</meta:editing-cycles>
    <meta:generator>LibreOffice/24.2.0.3$Windows_X86_64 LibreOffice_project/da48488a73ddd66ea24cf16bbc4f7b9c08e9bea1</meta:generator>
    <dc:title>Blueprint Plans</dc:title>
    <dc:date>2024-02-23T03:02:20.869000000</dc:date>
    <meta:document-statistic meta:object-count="76"/>
    <meta:template xlink:type="simple" xlink:actuate="onRequest" xlink:title="Blueprint Plans" xlink:href="../../../../../../../Program%20Files/LibreOffice/share/template/common/presnt/Blueprint_Plans.otp" meta:date="2024-02-22T23:32:22.160000000"/>
  </office:meta>
</office:document-meta>
</file>